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2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3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4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5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6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7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8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9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10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11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12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13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14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15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16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17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18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19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20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21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22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23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24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25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26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27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28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29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30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31" style:parent-style-name="Listenabsatz" style:list-style-name="LFO1" style:family="paragraph">
      <style:paragraph-properties fo:line-height="150%"/>
      <style:text-properties fo:font-weight="bold" style:font-weight-asian="bold" style:font-weight-complex="bold"/>
    </style:style>
    <style:style style:name="P32" style:parent-style-name="Listenabsatz" style:family="paragraph">
      <style:paragraph-properties fo:line-height="150%"/>
      <style:text-properties fo:font-weight="bold" style:font-weight-asian="bold" style:font-weight-complex="bold"/>
    </style:style>
    <style:style style:name="P33" style:parent-style-name="Listenabsatz" style:family="paragraph">
      <style:paragraph-properties fo:line-height="150%"/>
    </style:style>
    <style:style style:name="T34" style:parent-style-name="Absatz-Standardschriftar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Fragen- und aufgabenliste</text:p>
      <text:list text:style-name="LFO1" text:continue-numbering="true">
        <text:list-item>
          <text:p text:style-name="P2">Was ist Data Mining?</text:p>
        </text:list-item>
        <text:list-item>
          <text:p text:style-name="P3">Welche Eigenschaften müssen die Regeln haben, die durch Data Mining aus Daten extrahiert werden?</text:p>
        </text:list-item>
        <text:list-item>
          <text:p text:style-name="P4">Was ist der Unterschied zwischen den<text:s/>expliziten und impliziten Regeln?</text:p>
        </text:list-item>
        <text:list-item>
          <text:p text:style-name="P5">Geben Sie ein Beispiel für die Anwendung eines Klassifikationsverfahrens an</text:p>
        </text:list-item>
        <text:list-item>
          <text:p text:style-name="P6">Geben Sie ein Beispiel für die Anwendung eines Prognoseverfahren an</text:p>
        </text:list-item>
        <text:list-item>
          <text:p text:style-name="P7">Was versteht man unter Clustering?</text:p>
        </text:list-item>
        <text:list-item>
          <text:p text:style-name="P8">Geben Sie ein Bespiele für die Anwendung eines Clustering-Verfahrens an</text:p>
        </text:list-item>
        <text:list-item>
          <text:p text:style-name="P9">Was ist eine Assoziationsregel?</text:p>
        </text:list-item>
        <text:list-item>
          <text:p text:style-name="P10">Geben Sie ein Beispiel für die Anwendung von Assoziationsregeln an</text:p>
        </text:list-item>
        <text:list-item>
          <text:p text:style-name="P11">Was versteht man unter der Konzeptbeschreibung?</text:p>
        </text:list-item>
        <text:list-item>
          <text:p text:style-name="P12">Geben Sie ein Beispiel für die Anwendung der Konzeptbeschreibung an</text:p>
        </text:list-item>
        <text:list-item>
          <text:p text:style-name="P13">Was versteht<text:s/>man unter der Abweichungsanalyse?</text:p>
        </text:list-item>
        <text:list-item>
          <text:p text:style-name="P14">Geben Sie ein Beispiel für die Anwendung von Abweichungsanalyse an</text:p>
        </text:list-item>
        <text:list-item>
          <text:p text:style-name="P15">Was ist der Unterschied zwischen dem supervised- und unsupervised- Learnig?</text:p>
        </text:list-item>
        <text:list-item>
          <text:p text:style-name="P16">Geben Sie ein Beispiel für das supervised- Learning an</text:p>
        </text:list-item>
        <text:list-item>
          <text:p text:style-name="P17">Geben Sie ein Beispiele<text:s/>für das unsupervised-Learning an</text:p>
        </text:list-item>
        <text:list-item>
          <text:p text:style-name="P18">Wie definiert man die Trefferquote für die Klassifikation?</text:p>
        </text:list-item>
        <text:list-item>
          <text:p text:style-name="P19">Was ist <text:s/>eine Confusion-Matrix?</text:p>
        </text:list-item>
        <text:list-item>
          <text:p text:style-name="P20">Was ist X-Validation?</text:p>
        </text:list-item>
        <text:list-item>
          <text:p text:style-name="P21">Geben Sie ein Beispiel für X-Validation an</text:p>
        </text:list-item>
        <text:list-item>
          <text:p text:style-name="P22">Was ist Split-Validation?</text:p>
        </text:list-item>
        <text:list-item>
          <text:p text:style-name="P23">Geben Sie ein Beispiel für<text:s/>Split-Validation an</text:p>
        </text:list-item>
        <text:list-item>
          <text:p text:style-name="P24">Was ist Leave-One –Out Verfahren?</text:p>
        </text:list-item>
        <text:list-item>
          <text:p text:style-name="P25">Warum muss man manchmal die Anzahl der Beobachtungen reduzieren?</text:p>
        </text:list-item>
        <text:list-item>
          <text:p text:style-name="P26">Wie kann man die Anzahl der Beobachtungen reduzieren?</text:p>
        </text:list-item>
        <text:list-item>
          <text:p text:style-name="P27">Warum muss man manchmal die Anzahl der Attribute reduzieren?</text:p>
        </text:list-item>
        <text:list-item>
          <text:p text:style-name="P28">Wie kann man die Prognosemodelle mit einander vergleichen?</text:p>
        </text:list-item>
        <text:list-item>
          <text:p text:style-name="P29">Nennen Sie zwei DM-Algorithmen, die man zur Respons-Analyse verwenden kann</text:p>
        </text:list-item>
        <text:list-item>
          <text:p text:style-name="P30">Nennen Sie einen DM-Algorithmus, den man zum Cross-Selling verwenden kann.</text:p>
        </text:list-item>
        <text:list-item>
          <text:p text:style-name="P31">Sie wollen die Aufenthaltsdauer der Patienten im Krankenhaus prognostizieren.</text:p>
        </text:list-item>
      </text:list>
      <text:p text:style-name="P32">Würden Sie einen Entscheidungsbaum oder ein Regressionsverfahren verwenden<text:s/></text:p>
      <text:p text:style-name="P33"><text:span text:style-name="T34">und warum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rezan</meta:initial-creator>
    <dc:creator>grezan</dc:creator>
    <meta:creation-date>2016-03-31T21:42:00Z</meta:creation-date>
    <dc:date>2016-04-03T14:39:00Z</dc:date>
    <meta:print-date>2016-04-03T14:35:00Z</meta:print-date>
    <meta:template xlink:href="Normal" xlink:type="simple"/>
    <meta:editing-cycles>3</meta:editing-cycles>
    <meta:editing-duration>PT0S</meta:editing-duration>
    <meta:document-statistic meta:page-count="2" meta:paragraph-count="3" meta:word-count="246" meta:character-count="1797" meta:row-count="12" meta:non-whitespace-character-count="1554"/>
  </office:meta>
</office:document-meta>
</file>